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fo:font-style="italic" style:font-style-asian="italic" style:font-style-complex="italic"/>
    </style:style>
    <style:style style:name="P3" style:family="paragraph" style:parent-style-name="Text_20_body">
      <style:text-properties fo:language="en" fo:country="US" fo:font-style="normal" style:font-style-asian="normal" style:font-style-complex="normal"/>
    </style:style>
    <style:style style:name="P4" style:family="paragraph" style:parent-style-name="Text_20_body">
      <style:text-properties fo:language="en" fo:country="US"/>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text:span text:style-name="T1">Requirements</text:span></text:h>
      <text:p text:style-name="P1">FDM plugins SDK supports C++ language for now only. If you would like the support to be added for language you use, please write to <text:a xlink:type="simple" xlink:href="mailto:support@freedownloadmanager.org">support@freedownloadmanager.org</text:a>.</text:p>
      <text:p text:style-name="P1">Sorry for the possible inconvenience.</text:p>
      <text:h text:style-name="Heading_20_1" text:outline-level="1">2. Short tutorial</text:h>
      <text:p text:style-name="P1">Let's start from the short tutorial. </text:p>
      <text:h text:style-name="Heading_20_2" text:outline-level="2"><text:span text:style-name="T1">2.</text:span>1. Make a Win32 DLL project</text:h>
      <text:h text:style-name="Heading_20_2" text:outline-level="2">2.2. Add <text:span text:style-name="T1">required </text:span>exports</text:h>
      <text:p text:style-name="P1">FDM looks for initialization function in the DLL. Its prototype should be the such:</text:p>
      <text:p text:style-name="P2">BOOL FdmApiPluginInitialize (vmsFdmApi* pFdmApi, DWORD* pdwSdkVersionPluginUse)</text:p>
      <text:p text:style-name="P3">So, DLL should export <text:s/><text:span text:style-name="T2">FdmApiPluginInitialize </text:span>function. Once DLL will be loaded by FDM, it will call this function. Parameter <text:span text:style-name="T2">pFdmApi</text:span> will point to FDM plugin SDK main interface. Using this interface you can access all FDM's API features included in the current version of SDK. This interface and some other interfaces we'll describe a little later. Now let's implement this function.</text:p>
      <text:p text:style-name="P2">BOOL FdmApiPluginInitialize (vmsFdmApi*, DWORD *pdwSdkVersion)<text:line-break/>{<text:line-break/><text:tab/>*pdwSdkVersion = (FDMSDK_MAJOR_VERSION &lt;&lt; 32) | FDMSDK_MINOR_VERSION;<text:line-break/><text:tab/>MessageBox (NULL, “Plugin has been initialized”, “FDM plugin tutorial”, MB_OK);<text:line-break/><text:tab/>return TRUE;<text:line-break/>}</text:p>
      <text:p text:style-name="P3">Interface <text:span text:style-name="T2">vmsFdmApi</text:span> is declared in <text:span text:style-name="T2">fdm.h</text:span> header of FDM plugins SDK, so include it into your project.</text:p>
      <text:p text:style-name="P3">FDM will call this function twice. First time <text:span text:style-name="T2">pFdmApi</text:span> parameter will be set to <text:span text:style-name="T2">NULL</text:span>. FDM will check if your plugin compatible with it using version information you provide. If it's ok, it will call this function again and provide its main interface.</text:p>
      <text:p text:style-name="P3">If the function will return FALSE plugin will not be loaded.</text:p>
      <text:p text:style-name="P3"><text:line-break/>The <text:span text:style-name="T3">second exported function</text:span> is <text:span text:style-name="T2">FdmApiPluginShutdown</text:span>. It's optional and you may not implement and export it. </text:p>
      <text:p text:style-name="P2">void <text:s/>FdmApiPluginShutdown ()</text:p>
      <text:p text:style-name="P3">It will be called by FDM when the plugin is about to be unloaded.</text:p>
      <text:p text:style-name="P3"><text:line-break/>The third exported function is <text:span text:style-name="T2">FdmApiPluginGetDescription (LPSTR pszPluginShortName, LPSTR pszPluginLongName, LPSTR pszPluginVersion, LPSTR pszPluginDescription)</text:span>. Example:</text:p>
      <text:p text:style-name="P3"><text:span text:style-name="T2">void FdmApiPluginGetDescription (LPSTR pszPluginShortName, LPSTR pszPluginLongName, LPSTR pszPluginVersion, LPSTR pszPluginDescription)<text:line-break/>{<text:line-break/><text:tab/>strcpy (pszPluginShortName, “FDMSP”);<text:line-break/><text:tab/>strcpy (pszPluginLongName, “FDM simple plugin”);<text:line-break/><text:tab/>strcpy (pszPluginVersion, “1.0 beta build 5”);<text:line-break/></text:span><text:soft-page-break/><text:span text:style-name="T2"><text:tab/>strcpy (pszPluginDescription, “This plugin helps others understand how to write a plugin for FDM.”);<text:line-break/>}</text:span></text:p>
      <text:p text:style-name="P3">The size of each buffer is 3000 bytes so make sure your description is not longer than this value.</text:p>
      <text:h text:style-name="Heading_20_2" text:outline-level="2">2.3. Put your plugin's DLL into Plugins subfolder of FDM's installation folder. Restart FDM</text:h>
      <text:p text:style-name="P3"/>
      <text:p text:style-name="P3">That's all. The example of simple FDM's plugin is included with our plugins SDK.</text:p>
      <text:h text:style-name="Heading_20_1" text:outline-level="1">3. <text:span text:style-name="T1">FDM plugins API i</text:span>nterfaces</text:h>
      <text:p text:style-name="P1">The main interface is vmsFdmApi. All of its functions has self describing names. </text:p>
      <text:p text:style-name="P1">Using <text:span text:style-name="T2">getDownloadsMgr</text:span> method you'll get pointer to <text:span text:style-name="T2">vmsFdmApiDownloadsMgr</text:span> interface.</text:p>
      <text:p text:style-name="P1">Using this interface (<text:span text:style-name="T2">vmsFdmApiDownloadsMgr</text:span>) you may get the number of downloads in FDM, access every download in the FDM, create new download.</text:p>
      <text:p text:style-name="P1">For now, API is very simple, has few little headers only, so it is not required to write more here.</text:p>
      <text:p text:style-name="P1">A good starting example in this SDK should help you to get started very fast.</text:p>
      <text:h text:style-name="Heading_20_1" text:outline-level="1">4. The last note</text:h>
      <text:p text:style-name="P1">If you think your plugin may be useful <text:s/>to other users, please send it to us at <text:a xlink:type="simple" xlink:href="mailto:support@freedownloadmanager.org">support@freedownloadmanager.org</text:a>. We'll review it and maybe add it to our site or even FDM's distribu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1-18T00:14:21.82</meta:creation-date>
    <meta:generator>OpenOffice.org/3.0$Win32 OpenOffice.org_project/300m9$Build-9358</meta:generator>
    <dc:date>2008-11-19T02:57:13.70</dc:date>
    <meta:editing-duration>PT02H00M30S</meta:editing-duration>
    <meta:editing-cycles>57</meta:editing-cycles>
    <meta:document-statistic meta:table-count="0" meta:image-count="0" meta:object-count="0" meta:page-count="2" meta:paragraph-count="30" meta:word-count="491" meta:character-count="3247"/>
    <meta:user-defined meta:name="Info 1"/>
    <meta:user-defined meta:name="Info 2"/>
    <meta:user-defined meta:name="Info 3"/>
    <meta:user-defined meta:name="Info 4"/>
  </office:meta>
</office:document-meta>
</file>